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2</text:p>
          </table:table-cell>
          <table:table-cell table:number-columns-repeated="1638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;3</text:p>
          </table:table-cell>
          <table:table-cell table:number-columns-repeated="1638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4;5</text:p>
          </table:table-cell>
          <table:table-cell table:number-columns-repeated="1638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;10</text:p>
          </table:table-cell>
          <table:table-cell table:number-columns-repeated="1638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8;9</text:p>
          </table:table-cell>
          <table:table-cell table:number-columns-repeated="1638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3;7</text:p>
          </table:table-cell>
          <table:table-cell table:number-columns-repeated="1638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Денис Плюснин</meta:initial-creator>
    <dc:creator>Валентина Котельникова</dc:creator>
    <meta:creation-date>2022-09-24T20:31:04Z</meta:creation-date>
    <dc:date>2025-10-03T07:20:10Z</dc:date>
  </office:meta>
</office:document-meta>
</file>